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P3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fo:background-color="#ffff00" style:font-weight-asian="bold" style:font-weight-complex="bold"/>
    </style:style>
    <style:style style:name="P5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fo:background-color="#ffff00" style:font-weight-asian="bold" style:font-weight-complex="bold"/>
    </style:style>
    <style:style style:name="P6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fo:letter-spacing="normal"/>
    </style:style>
    <style:style style:name="P7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fo:letter-spacing="normal" fo:font-weight="bold" style:font-weight-asian="bold" style:font-weight-complex="bold"/>
    </style:style>
    <style:style style:name="P8" style:family="paragraph" style:parent-style-name="Preformatted_20_Text">
      <style:paragraph-properties fo:text-align="justify" style:justify-single-word="false" fo:orphans="2" fo:widows="2"/>
    </style:style>
    <style:style style:name="P9" style:family="paragraph" style:parent-style-name="Preformatted_20_Text">
      <style:paragraph-properties fo:text-align="justify" style:justify-single-word="false" fo:orphans="2" fo:widows="2"/>
      <style:text-properties fo:background-color="#ffff00"/>
    </style:style>
    <style:style style:name="P10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Preformatted_20_Text">
      <style:paragraph-properties fo:margin-top="0cm" fo:margin-bottom="0.499cm" loext:contextual-spacing="false" fo:text-align="justify" style:justify-single-word="false" fo:orphans="2" fo:widows="2"/>
      <style:text-properties fo:font-variant="normal" fo:text-transform="none" fo:color="#000000" fo:letter-spacing="normal" fo:font-style="normal" fo:font-weight="normal"/>
    </style:style>
    <style:style style:name="P12" style:family="paragraph" style:parent-style-name="Standard">
      <style:paragraph-properties fo:text-align="justify" style:justify-single-word="false"/>
    </style:style>
    <style:style style:name="T1" style:family="text">
      <style:text-properties fo:font-style="normal"/>
    </style:style>
    <style:style style:name="T2" style:family="text">
      <style:text-properties fo:font-style="normal" fo:font-weight="normal"/>
    </style:style>
    <style:style style:name="T3" style:family="text">
      <style:text-properties fo:font-style="normal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# sophon-stream environment installation guide</text:p>
      <text:p text:style-name="P10"/>
      <text:p text:style-name="P3">## Table of contents</text:p>
      <text:p text:style-name="P1"/>
      <text:p text:style-name="P1">- [sophon-stream environment installation guide](#sophon-stream environment installation guide)</text:p>
      <text:p text:style-name="P6"><text:s text:c="2"/><text:span text:style-name="T2">- [catalog](#catalogue)</text:span></text:p>
      <text:p text:style-name="P6"><text:s text:c="2"/><text:span text:style-name="T2">- [1 TPU-MLIR environment construction](#1-tpu-mlir environment construction)</text:span></text:p>
      <text:p text:style-name="P6"><text:s text:c="2"/><text:span text:style-name="T2">- [2 TPU-NNTC environment construction](#2-tpu-nntc environment construction)</text:span></text:p>
      <text:p text:style-name="P6"><text:s text:c="2"/><text:span text:style-name="T2">- [3 x86 PCIe platform development and operation environment construction] (#3-x86-pcie platform development and operation environment construction)</text:span></text:p>
      <text:p text:style-name="P6"><text:s text:c="4"/><text:span text:style-name="T2">- [3.1 Install libsophon](#31-Install libsophon)</text:span></text:p>
      <text:p text:style-name="P6"><text:s text:c="4"/><text:span text:style-name="T2">- [3.2 Install sophon-ffmpeg and sophon-opencv](#32-Install sophon-ffmpeg and sophon-opencv)</text:span></text:p>
      <text:p text:style-name="P6"><text:s text:c="4"/><text:span text:style-name="T2">- [3.3 Compile and install sophon-sail](#33-Compile and install sophon-sail)</text:span></text:p>
      <text:p text:style-name="P6"><text:s text:c="2"/><text:span text:style-name="T2">- [4 SoC platform development and operation environment construction] (#4-Soc platform development and operation environment construction)</text:span></text:p>
      <text:p text:style-name="P6"><text:s text:c="4"/><text:span text:style-name="T2">- [4.1 Cross-compilation environment construction] (#41-Cross-compilation environment construction)</text:span></text:p>
      <text:p text:style-name="P6"><text:s text:c="4"/><text:span text:style-name="T2">- [4.2 Cross-compile and install sophon-sail](#42-Cross-compile and install sophon-sail)</text:span></text:p>
      <text:p text:style-name="P6"><text:s text:c="2"/><text:span text:style-name="T2">- [5 arm PCIe platform development and operation environment construction] (#5-arm-pcie platform development and operation environment construction)</text:span></text:p>
      <text:p text:style-name="P6"><text:s text:c="4"/><text:span text:style-name="T2">- [5.1 Install libsophon](#51-Install libsophon)</text:span></text:p>
      <text:p text:style-name="P6"><text:s text:c="4"/><text:span text:style-name="T2">- [5.2 Install sophon-ffmpeg and sophon-opencv](#52-Install sophon-ffmpeg and sophon-opencv)</text:span></text:p>
      <text:p text:style-name="P6"><text:s text:c="4"/><text:span text:style-name="T2">- [5.3 Compile and install sophon-sail](#53-Compile and install sophon-sail)</text:span></text:p>
      <text:p text:style-name="P8"/>
      <text:p text:style-name="P1">The environments Sophon Stream relies on mainly include the TPU-NNTC and TPU-MLIR environments for compiling and quantizing models, the development environment for compiling C++ programs, and the running environment for deploying programs.</text:p>
      <text:p text:style-name="P1">-------------------------------------------------------------------------------------------</text:p>
      <text:p text:style-name="P9"/>
      <text:p text:style-name="P4">## 1 TPU-MLIR environment construction:</text:p>
      <text:p text:style-name="P1">If you use the BM1684X processor, it is recommended to compile BModel with TPU-MLIR. It is usually necessary to install the TPU-MLIR environment on the x86 host. The x86 host has Ubuntu16.04/18.04/20.04 system installed and the running memory is more than 12GB. The TPU-MLIR environment installation steps mainly include:</text:p>
      <text:p text:style-name="P8"/>
      <text:p text:style-name="P3">1. Install Docker</text:p>
      <text:p text:style-name="P8"/>
      <text:p text:style-name="P6"><text:s text:c="3"/><text:span text:style-name="T2">If docker is already installed, please skip this section.</text:span></text:p>
      <text:p text:style-name="P6"><text:s text:c="4"/><text:span text:style-name="T2">```bash</text:span></text:p>
      <text:p text:style-name="P6"><text:s text:c="4"/><text:span text:style-name="T2">#Install docker</text:span></text:p>
      <text:p text:style-name="P6"><text:s text:c="4"/><text:span text:style-name="T3">sudo apt-get install docker.io</text:span></text:p>
      <text:p text:style-name="P6"><text:s text:c="4"/><text:span text:style-name="T2"># Docker command can be executed without root privileges</text:span></text:p>
      <text:p text:style-name="P6"><text:s text:c="4"/><text:span text:style-name="T2"># Create a docker user group. If there is already a docker group, an error will be reported. It doesn't matter and can be ignored.</text:span></text:p>
      <text:p text:style-name="P6"><text:s text:c="4"/><text:span text:style-name="T3">sudo groupadd docker</text:span></text:p>
      <text:p text:style-name="P6"><text:s text:c="4"/><text:span text:style-name="T2"># Add the current user to the docker group</text:span></text:p>
      <text:p text:style-name="P6"><text:s text:c="4"/><text:span text:style-name="T3">sudo usermod -aG docker $USER</text:span></text:p>
      <text:p text:style-name="P6"><text:s text:c="4"/><text:span text:style-name="T2"># Switch the current session to a new group or log in again to restart the X session</text:span></text:p>
      <text:p text:style-name="P6"><text:s text:c="4"/><text:span text:style-name="T2">newgrp docker​</text:span></text:p>
      <text:p text:style-name="P6"><text:s text:c="4"/><text:span text:style-name="T2">```</text:span></text:p>
      <text:p text:style-name="P6"><text:s text:c="4"/><text:span text:style-name="T2">&gt; **Tips**: You need to logout the system and then log in again. You do not need sudo when using docker.</text:span></text:p>
      <text:p text:style-name="P8"/>
      <text:p text:style-name="P3">2. Download and unzip TPU-MLIR</text:p>
      <text:p text:style-name="P8"/>
      <text:p text:style-name="P6"><text:s text:c="4"/><text:span text:style-name="T2">Download the TPU-MLIR compressed package from [Computing Energy Official Website](https://developer.sophgo.com/site/index/material/31/all.html) and name it such as tpu-mlir_vx.yz-hash-date. tar.gz, xyz represents the version number, and decompress it.</text:span></text:p>
      <text:p text:style-name="P6"><text:s text:c="4"/><text:span text:style-name="T2">```bash</text:span></text:p>
      <text:p text:style-name="P6"><text:s text:c="4"/><text:span text:style-name="T3">tar zxvf tpu-mlir_vx.yz-&lt;hash&gt;-&lt;date&gt;.tar.gz</text:span></text:p>
      <text:p text:style-name="P6"><text:soft-page-break/><text:s text:c="4"/><text:span text:style-name="T2">```</text:span></text:p>
      <text:p text:style-name="P8"/>
      <text:p text:style-name="P3">3. Create and enter docker</text:p>
      <text:p text:style-name="P8"/>
      <text:p text:style-name="P6"><text:s text:c="4"/><text:span text:style-name="T2">The docker used by TPU-MLIR is sophgo/tpuc_dev:2.2. The docker image is bound to tpu-mlir. In rare cases, tpu-mlir may be updated and a new image is required.</text:span></text:p>
      <text:p text:style-name="P6"><text:s text:c="4"/><text:span text:style-name="T2">```bash</text:span></text:p>
      <text:p text:style-name="P6"><text:s text:c="4"/><text:span text:style-name="T2"># If the current system does not have a corresponding image, it will be automatically downloaded from docker hub.</text:span></text:p>
      <text:p text:style-name="P6"><text:s text:c="4"/><text:span text:style-name="T2"># Here, this level directory is mapped to the /workspace directory in docker. Users need to map the demo directory to docker according to the actual situation.</text:span></text:p>
      <text:p text:style-name="P6"><text:s text:c="4"/><text:span text:style-name="T2"># myname is just an example of a name, please specify it as the name of the container you want.</text:span></text:p>
      <text:p text:style-name="P6"><text:s text:c="4"/><text:span text:style-name="T3">docker run --name myname -v $PWD:/workspace -it sophgo/tpuc_dev:v2.2</text:span></text:p>
      <text:p text:style-name="P6"><text:s text:c="4"/><text:span text:style-name="T2"># At this time, you have entered docker and are in the /workspace directory.</text:span></text:p>
      <text:p text:style-name="P6"><text:s text:c="4"/><text:span text:style-name="T2"># Initialize software environment</text:span></text:p>
      <text:p text:style-name="P6"><text:s text:c="4"/><text:span text:style-name="T3">cd /workspace/tpu-mlir_vx.yz-&lt;hash&gt;-&lt;date&gt;</text:span></text:p>
      <text:p text:style-name="P7"><text:s text:c="4"/><text:span text:style-name="T1">source ./envsetup.sh</text:span></text:p>
      <text:p text:style-name="P6"><text:s text:c="4"/><text:span text:style-name="T2">```</text:span></text:p>
      <text:p text:style-name="P1">This image is only used to compile and quantify the model. Please compile and run the program in the development and running environments. For more tutorials on TPU-MLIR, please refer to the "TPU-MLIR Quick Start Manual" and "TPU- MLIR Development Reference Manual.</text:p>
      <text:p text:style-name="P8"/>
      <text:p text:style-name="P5">## 2 TPU-NNTC environment construction:</text:p>
      <text:p text:style-name="P1">If you use BM1684 processor, it is recommended to use TPU-NNTC to compile BModel. It is usually necessary to install the TPU-NNTC environment on the x86 host. The x86 host has Ubuntu16.04/18.04/20.04 system installed and the running memory is more than 12GB. The TPU-NNTC environment installation steps mainly include:</text:p>
      <text:p text:style-name="P8"/>
      <text:p text:style-name="P2">1. Install Docker</text:p>
      <text:p text:style-name="P8"/>
      <text:p text:style-name="P6"><text:s text:c="3"/><text:span text:style-name="T2">If docker is already installed, please skip this section.</text:span></text:p>
      <text:p text:style-name="P6"><text:s text:c="4"/><text:span text:style-name="T2">```bash</text:span></text:p>
      <text:p text:style-name="P6"><text:s text:c="4"/><text:span text:style-name="T2">#Install docker</text:span></text:p>
      <text:p text:style-name="P6"><text:s text:c="4"/><text:span text:style-name="T3">sudo apt-get install docker.io</text:span></text:p>
      <text:p text:style-name="P6"><text:s text:c="4"/><text:span text:style-name="T2"># Docker command can be executed without root privileges</text:span></text:p>
      <text:p text:style-name="P6"><text:s text:c="4"/><text:span text:style-name="T2"># Create a docker user group. If there is already a docker group, an error will be reported. It doesn't matter and can be ignored.</text:span></text:p>
      <text:p text:style-name="P6"><text:s text:c="4"/><text:span text:style-name="T3">sudo groupadd docker</text:span></text:p>
      <text:p text:style-name="P6"><text:s text:c="4"/><text:span text:style-name="T2"># Add the current user to the docker group</text:span></text:p>
      <text:p text:style-name="P6"><text:s text:c="4"/><text:span text:style-name="T3">sudo usermod -aG docker $USER</text:span></text:p>
      <text:p text:style-name="P6"><text:s text:c="4"/><text:span text:style-name="T2"># Switch the current session to a new group or log in again to restart the X session</text:span></text:p>
      <text:p text:style-name="P6"><text:s text:c="4"/><text:span text:style-name="T2">newgrp docker​</text:span></text:p>
      <text:p text:style-name="P6"><text:s text:c="4"/><text:span text:style-name="T2">```</text:span></text:p>
      <text:p text:style-name="P6"><text:s text:c="4"/><text:span text:style-name="T2">&gt; **Tips**: You need to logout the system and then log in again. You do not need sudo when using docker.</text:span></text:p>
      <text:p text:style-name="P8"/>
      <text:p text:style-name="P3">2. Download and unzip TPU-NNTC</text:p>
      <text:p text:style-name="P8"/>
      <text:p text:style-name="P6"><text:s text:c="4"/><text:span text:style-name="T2">Download the TPU-NNTC compressed package from [Computing Energy Official Website](https://developer.sophgo.com/site/index/material/28/all.html) and name it such as tpu-nntc_vx.yz-hash-date. tar.gz, xyz represents the version number, and decompress it.</text:span></text:p>
      <text:p text:style-name="P6"><text:s text:c="4"/><text:span text:style-name="T2">```bash</text:span></text:p>
      <text:p text:style-name="P6"><text:s text:c="4"/><text:span text:style-name="T3">mkdir tpu-nntc</text:span></text:p>
      <text:p text:style-name="P6"><text:s text:c="4"/><text:span text:style-name="T2"># Extract the compressed package to tpu-nntc</text:span></text:p>
      <text:p text:style-name="P6"><text:s text:c="4"/><text:span text:style-name="T3">tar zxvf tpu-nntc_vx.yz-&lt;hash&gt;-&lt;date&gt;.tar.gz --strip-components=1 -C tpu-nntc</text:span></text:p>
      <text:p text:style-name="P6"><text:s text:c="4"/><text:span text:style-name="T2">```</text:span></text:p>
      <text:p text:style-name="P8"/>
      <text:p text:style-name="P3">3. Create and enter docker</text:p>
      <text:p text:style-name="P8"/>
      <text:p text:style-name="P6"><text:s text:c="4"/><text:span text:style-name="T2">The docker used by TPU-NNTC is sophgo/tpuc_dev:2.1. The docker image is bound to tpu-nntc. In a few cases, tpu-nntc may be updated and a new image is required.</text:span></text:p>
      <text:p text:style-name="P6"><text:s text:c="4"/><text:span text:style-name="T2">```bash</text:span></text:p>
      <text:p text:style-name="P6"><text:s text:c="4"/><text:span text:style-name="T3">cd tpu-nntc</text:span></text:p>
      <text:p text:style-name="P6"><text:soft-page-break/><text:s text:c="4"/><text:span text:style-name="T2"># Enter docker. If there is no corresponding image in the current system, it will be automatically downloaded from docker hub.</text:span></text:p>
      <text:p text:style-name="P6"><text:s text:c="4"/><text:span text:style-name="T2"># Here, the upper-level directory of tpu-nntc is mapped to the /workspace directory in docker. The user needs to map the demo directory to docker according to the actual situation.</text:span></text:p>
      <text:p text:style-name="P6"><text:s text:c="4"/><text:span text:style-name="T2"># The 8001 to 8001 port mapping is used here, which will be used later when using the ufw visualization tool.</text:span></text:p>
      <text:p text:style-name="P6"><text:s text:c="4"/><text:span text:style-name="T2"># If the port is already occupied, please replace it with another unoccupied port and make adjustments later as needed.</text:span></text:p>
      <text:p text:style-name="P6"><text:s text:c="4"/><text:span text:style-name="T3">docker run --name myname -v $PWD/..:/workspace -p 8001:8001 -it sophgo/tpuc_dev:v2.1</text:span></text:p>
      <text:p text:style-name="P6"><text:s text:c="4"/><text:span text:style-name="T2"># At this time, you have entered docker and are in the /workspace directory.</text:span></text:p>
      <text:p text:style-name="P6"><text:s text:c="4"/><text:span text:style-name="T2"># Initialize the software environment below</text:span></text:p>
      <text:p text:style-name="P6"><text:s text:c="4"/><text:span text:style-name="T3">cd /workspace/tpu-nntc</text:span></text:p>
      <text:p text:style-name="P7"><text:s text:c="4"/><text:span text:style-name="T1">source scripts/envsetup.sh</text:span></text:p>
      <text:p text:style-name="P6"><text:s text:c="4"/><text:span text:style-name="T2">```</text:span></text:p>
      <text:p text:style-name="P1">This image is only used to compile and quantify the model. Please compile and run the program in the development and running environments. For more tutorials on TPU-NNTC, please refer to the "TPU-NNTC Quick Start Guide" and "TPU- NNTC Development Reference Manual".</text:p>
      <text:p text:style-name="P8"/>
      <text:p text:style-name="P5">## 3 Development and operation environment construction of x86 PCIe platform:</text:p>
      <text:p text:style-name="P1">If you install a PCIe accelerator card on the x86 platform, the development environment and operating environment can be unified, and you can build the development and operating environments directly on the host.</text:p>
      <text:p text:style-name="P8"/>
      <text:p text:style-name="P1">### 3.1 Install libsophon</text:p>
      <text:p text:style-name="P1">Download the libsophon installation package from [Sophgo official website](https://developer.sophgo.com/site/index/material/28/all.html), including:</text:p>
      <text:p text:style-name="P1">* sophon-driver_x.y.z_amd64.deb</text:p>
      <text:p text:style-name="P1">* sophon-libsophon_x.y.z_amd64.deb</text:p>
      <text:p text:style-name="P1">* sophon-libsophon-dev_x.y.z_amd64.deb</text:p>
      <text:p text:style-name="P8"/>
      <text:p text:style-name="P1">Among them: xyz represents the version number; sophon-driver contains the PCIe accelerator card driver; sophon-libsophon contains the runtime environment (library files, tools, etc.); sophon-libsophon-dev contains the development environment (header files, etc.). If you are only installing on a deployment environment, you do not need to install sophon-libsophon-dev.</text:p>
      <text:p text:style-name="P1">```bash</text:p>
      <text:p text:style-name="P1">#Install dependent libraries, only need to be executed once</text:p>
      <text:p text:style-name="P1">sudo apt install dkms libncurses5</text:p>
      <text:p text:style-name="P1"># Install libsophon</text:p>
      <text:p text:style-name="P1">sudo dpkg -i sophon-*amd64.deb</text:p>
      <text:p text:style-name="P1"># Execute the following command in the terminal, or log out and log in as the current user to use bm-smi and other commands:</text:p>
      <text:p text:style-name="P1">source /etc/profile</text:p>
      <text:p text:style-name="P1">```</text:p>
      <text:p text:style-name="P8"/>
      <text:p text:style-name="P1">For more information about libsophon, please refer to "LIBSOPHON User Manual.pdf".</text:p>
      <text:p text:style-name="P8"/>
      <text:p text:style-name="P1">### 3.2 Install sophon-ffmpeg and sophon-opencv</text:p>
      <text:p text:style-name="P1">Download the sophon-mw installation package from [Sophgo official website](https://developer.sophgo.com/site/index/material/28/all.html), including:</text:p>
      <text:p text:style-name="P1">* sophon-mw-sophon-ffmpeg_x.y.z_amd64.deb</text:p>
      <text:p text:style-name="P1">* sophon-mw-sophon-ffmpeg-dev_x.y.z_amd64.deb</text:p>
      <text:p text:style-name="P1">* sophon-mw-sophon-opencv_x.y.z_amd64.deb</text:p>
      <text:p text:style-name="P1">* sophon-mw-sophon-opencv-dev_x.y.z_amd64.deb</text:p>
      <text:p text:style-name="P8"/>
      <text:p text:style-name="P1">Among them: xyz represents the version number; sophon-ffmpeg/sophon-opencv contains the ffmpeg/opencv runtime environment (library files, tools, etc.); sophon-ffmpeg-dev/sophon-opencv-dev contains the development environment (header files, pkgconfig , cmake, etc.). If you are only installing on the deployment environment, you do not need to install sophon-ffmpeg-dev/sophon-opencv-dev.</text:p>
      <text:p text:style-name="P8"/>
      <text:p text:style-name="P1">sophon-mw-sophon-ffmpeg depends on the sophon-libsophon package, and sophon-mw-sophon-opencv depends on sophon-mw-sophon-ffmpeg, so the installation sequence must</text:p>
      <text:p text:style-name="P1"><text:soft-page-break/>Install libsophon first, then sophon-mw-sophon-ffmpeg, and finally sophon-mw-sophon-opencv.</text:p>
      <text:p text:style-name="P8"/>
      <text:p text:style-name="P1">If the libstdc++ library used in the running environment uses an old version of the ABI interface before GCC5.1 (typically a CENTOS system), please use the sophon-mw-sophon-opencv-abi0 related installation package.</text:p>
      <text:p text:style-name="P8"/>
      <text:p text:style-name="P1">```bash</text:p>
      <text:p text:style-name="P1"># Install sophon-ffmpeg</text:p>
      <text:p text:style-name="P1">sudo dpkg -i sophon-mw-sophon-ffmpeg_*amd64.deb sophon-mw-sophon-ffmpeg-dev_*amd64.deb</text:p>
      <text:p text:style-name="P1"># Install sophon-opencv</text:p>
      <text:p text:style-name="P1">sudo dpkg -i sophon-mw-sophon-opencv_*amd64.deb sophon-mw-sophon-opencv-dev_*amd64.deb</text:p>
      <text:p text:style-name="P1"># Execute the following command in the terminal, or logout and then log in as the current user to use the installed tools</text:p>
      <text:p text:style-name="P1">source /etc/profile</text:p>
      <text:p text:style-name="P1">```</text:p>
      <text:p text:style-name="P8"/>
      <text:p text:style-name="P1">For more information about sophon-mw, please refer to "MULTIMEDIA User Manual.pdf" and "MULTIMEDIA Development Reference Manual.pdf".</text:p>
      <text:p text:style-name="P8"/>
      <text:p text:style-name="P1">### 3.3 Compile and install sophon-sail</text:p>
      <text:p text:style-name="P1">If the routine depends on sophon-sail, you need to compile and install sophon-sail, otherwise you can skip this chapter. You need to download the compressed package of sophon-sail from [Sophgo official website](https://developer.sophgo.com/site/index/material/28/all.html), named like sophon-sail_x.yztar.gz, xyz Represents the version number.</text:p>
      <text:p text:style-name="P1">1. Unzip and enter the directory</text:p>
      <text:p text:style-name="P8"/>
      <text:p text:style-name="P6"><text:s text:c="4"/><text:span text:style-name="T2">```bash</text:span></text:p>
      <text:p text:style-name="P6"><text:s text:c="4"/><text:span text:style-name="T2">tar zxvf sophon-sail_x.yztar.gz</text:span></text:p>
      <text:p text:style-name="P6"><text:s text:c="4"/><text:span text:style-name="T2">cd sophon-sail</text:span></text:p>
      <text:p text:style-name="P6"><text:s text:c="4"/><text:span text:style-name="T2">```</text:span></text:p>
      <text:p text:style-name="P8"/>
      <text:p text:style-name="P1">2. Create the compilation folder build and enter the build folder</text:p>
      <text:p text:style-name="P8"/>
      <text:p text:style-name="P6"><text:s text:c="4"/><text:span text:style-name="T2">```bash</text:span></text:p>
      <text:p text:style-name="P6"><text:s text:c="4"/><text:span text:style-name="T2">mkdir build &amp;&amp; cd build</text:span></text:p>
      <text:p text:style-name="P6"><text:s text:c="4"/><text:span text:style-name="T2">```</text:span></text:p>
      <text:p text:style-name="P8"/>
      <text:p text:style-name="P1">3. Execute the compilation command</text:p>
      <text:p text:style-name="P8"/>
      <text:p text:style-name="P6"><text:s text:c="4"/><text:span text:style-name="T2">```bash</text:span></text:p>
      <text:p text:style-name="P6"><text:s text:c="4"/><text:span text:style-name="T2">cmake..</text:span></text:p>
      <text:p text:style-name="P6"><text:s text:c="4"/><text:span text:style-name="T2">make</text:span></text:p>
      <text:p text:style-name="P6"><text:s text:c="4"/><text:span text:style-name="T2">```</text:span></text:p>
      <text:p text:style-name="P8"/>
      <text:p text:style-name="P1">4. Install the SAIL dynamic library and header files. The compilation results will be installed under `/opt/sophon`</text:p>
      <text:p text:style-name="P8"/>
      <text:p text:style-name="P6"><text:s text:c="4"/><text:span text:style-name="T2">```bash</text:span></text:p>
      <text:p text:style-name="P6"><text:s text:c="4"/><text:span text:style-name="T2">sudo make install</text:span></text:p>
      <text:p text:style-name="P6"><text:s text:c="4"/><text:span text:style-name="T2">```</text:span></text:p>
      <text:p text:style-name="P8"/>
      <text:p text:style-name="P8"/>
      <text:p text:style-name="P1">5. Package and generate python wheel. The path of the generated wheel package is `python/pcie/dist`</text:p>
      <text:p text:style-name="P8"/>
      <text:p text:style-name="P6"><text:s text:c="4"/><text:span text:style-name="T2">```bash</text:span></text:p>
      <text:p text:style-name="P6"><text:s text:c="4"/><text:span text:style-name="T2">cd ../python/pcie</text:span></text:p>
      <text:p text:style-name="P6"><text:s text:c="4"/><text:span text:style-name="T2">chmod +x sophon_pcie_whl.sh</text:span></text:p>
      <text:p text:style-name="P6"><text:s text:c="4"/><text:span text:style-name="T2">./sophon_pcie_whl.sh</text:span></text:p>
      <text:p text:style-name="P6"><text:s text:c="4"/><text:span text:style-name="T2">```</text:span></text:p>
      <text:p text:style-name="P8"/>
      <text:p text:style-name="P1">6. Install python wheel</text:p>
      <text:p text:style-name="P8"/>
      <text:p text:style-name="P6"><text:soft-page-break/><text:s text:c="4"/><text:span text:style-name="T2">```bash</text:span></text:p>
      <text:p text:style-name="P6"><text:s text:c="4"/><text:span text:style-name="T2"># The file name needs to be modified according to the actual generated wheel package.</text:span></text:p>
      <text:p text:style-name="P6"><text:s text:c="4"/><text:span text:style-name="T2">pip3 install ./dist/sophon-*-py3-none-any.whl --force-reinstall</text:span></text:p>
      <text:p text:style-name="P6"><text:s text:c="4"/><text:span text:style-name="T2">```</text:span></text:p>
      <text:p text:style-name="P8"/>
      <text:p text:style-name="P8"/>
      <text:p text:style-name="P1">## 4 Development and operation environment construction of SoC platform</text:p>
      <text:p text:style-name="P1">For the SoC platform, after installing SophonSDK (&gt;=v22.09.02), the corresponding libsophon, sophon-opencv and sophon-ffmpeg runtime library packages have been integrated internally. They are located under `/opt/sophon/` and can be directly used in the running environment. . The program is usually cross-compiled on the x86 host to enable it to run on the SoC platform. For the SophonSDK firmware refresh method, please refer to [FAQ document] (./FAQ.md#12-How to use sd card to refresh firmware in soc mode).</text:p>
      <text:p text:style-name="P8"/>
      <text:p text:style-name="P1">### 4.1 Cross-compilation environment construction</text:p>
      <text:p text:style-name="P1">You need to use SOPHON SDK to build a cross-compilation environment on the x86 host, and package the header files and library files that the program depends on into the soc-sdk directory.</text:p>
      <text:p text:style-name="P1">1. Install the cross-compilation tool chain</text:p>
      <text:p text:style-name="P6"><text:s text:c="4"/><text:span text:style-name="T2">```bash</text:span></text:p>
      <text:p text:style-name="P6"><text:s text:c="4"/><text:span text:style-name="T2">sudo apt-get install gcc-aarch64-linux-gnu g++-aarch64-linux-gnu</text:span></text:p>
      <text:p text:style-name="P6"><text:s text:c="4"/><text:span text:style-name="T2">```</text:span></text:p>
      <text:p text:style-name="P6"><text:s text:c="4"/><text:span text:style-name="T2">If an error is reported: `/lib/aarch64-linux-gnu/libc.so.6: version 'GLIBC_2.33' not found`.</text:span></text:p>
      <text:p text:style-name="P6"><text:s text:c="4"/><text:span text:style-name="T2">This is because the cross-compilation toolchain version on your host is too high. You can reinstall it with the following command:</text:span></text:p>
      <text:p text:style-name="P6"><text:s text:c="4"/><text:span text:style-name="T2">```bash</text:span></text:p>
      <text:p text:style-name="P6"><text:s text:c="4"/><text:span text:style-name="T2">sudo apt remove cpp-*-aarch64-linux-gnu</text:span></text:p>
      <text:p text:style-name="P6"><text:s text:c="4"/><text:span text:style-name="T2">sudo apt-get install gcc-7-aarch64-linux-gnu g++-7-aarch64-linux-gnu</text:span></text:p>
      <text:p text:style-name="P6"><text:s text:c="4"/><text:span text:style-name="T2">sudo ln -s /usr/bin/aarch64-linux-gnu-gcc-7 /usr/bin/aarch64-linux-gnu-gcc</text:span></text:p>
      <text:p text:style-name="P6"><text:s text:c="4"/><text:span text:style-name="T2">sudo ln -s /usr/bin/aarch64-linux-gnu-g++-7 /usr/bin/aarch64-linux-gnu-g++</text:span></text:p>
      <text:p text:style-name="P6"><text:s text:c="4"/><text:span text:style-name="T2">```</text:span></text:p>
      <text:p text:style-name="P8"/>
      <text:p text:style-name="P1">2. Package libsophon</text:p>
      <text:p text:style-name="P8"/>
      <text:p text:style-name="P6"><text:s text:c="4"/><text:span text:style-name="T2">Download the sophon-img installation package from [Sophgo official website](https://developer.sophgo.com/site/index/material/28/all.html), which includes libsophon_soc_x.y.z_aarch64.tar.gz, xyz Indicates the version number and decompresses it.</text:span></text:p>
      <text:p text:style-name="P8"/>
      <text:p text:style-name="P6"><text:s text:c="4"/><text:span text:style-name="T2">```bash</text:span></text:p>
      <text:p text:style-name="P6"><text:s text:c="4"/><text:span text:style-name="T2">#Create the root directory of dependent files</text:span></text:p>
      <text:p text:style-name="P6"><text:s text:c="4"/><text:span text:style-name="T2">mkdir -p soc-sdk</text:span></text:p>
      <text:p text:style-name="P6"><text:s text:c="4"/><text:span text:style-name="T2"># Unzip libsophon_soc_x.y.z_aarch64.tar.gz</text:span></text:p>
      <text:p text:style-name="P6"><text:s text:c="4"/><text:span text:style-name="T2">tar -zxf libsophon_soc_${xyz}_aarch64.tar.gz</text:span></text:p>
      <text:p text:style-name="P6"><text:s text:c="4"/><text:span text:style-name="T2"># Copy the relevant library directory and header file directory to the root directory of the dependent file</text:span></text:p>
      <text:p text:style-name="P6"><text:s text:c="4"/><text:span text:style-name="T2">cp -rf libsophon_soc_${xyz}_aarch64/opt/sophon/libsophon-${xyz}/lib ${soc-sdk}</text:span></text:p>
      <text:p text:style-name="P6"><text:s text:c="4"/><text:span text:style-name="T2">cp -rf libsophon_soc_${xyz}_aarch64/opt/sophon/libsophon-${xyz}/include ${soc-sdk}</text:span></text:p>
      <text:p text:style-name="P6"><text:s text:c="4"/><text:span text:style-name="T2">```</text:span></text:p>
      <text:p text:style-name="P8"/>
      <text:p text:style-name="P1">3. Package sophon-ffmpeg and sophon-opencv</text:p>
      <text:p text:style-name="P8"/>
      <text:p text:style-name="P6"><text:s text:c="4"/><text:span text:style-name="T2">Download the sophon-mw installation package from [Sophgo official website](https://developer.sophgo.com/site/index/material/28/all.html), which includes sophon-mw-soc_x.y.z_aarch64.tar .gz, xyz represents the version number, and decompress it.</text:span></text:p>
      <text:p text:style-name="P6"><text:s text:c="4"/><text:span text:style-name="T2">```bash</text:span></text:p>
      <text:p text:style-name="P6"><text:s text:c="4"/><text:span text:style-name="T2"># Unzip sophon-mw-soc_x.y.z_aarch64.tar.gz</text:span></text:p>
      <text:p text:style-name="P6"><text:s text:c="4"/><text:span text:style-name="T2">tar -zxf sophon-mw-soc_${xyz}_aarch64.tar.gz</text:span></text:p>
      <text:p text:style-name="P6"><text:s text:c="4"/><text:span text:style-name="T2"># Copy the library directory and header file directory of ffmpeg and opencv to the soc-sdk directory</text:span></text:p>
      <text:p text:style-name="P6"><text:s text:c="4"/><text:span text:style-name="T2">cp -rf sophon-mw-soc_${xyz}_aarch64/opt/sophon/sophon-ffmpeg_${xyz}/lib ${soc-sdk}</text:span></text:p>
      <text:p text:style-name="P6"><text:s text:c="4"/><text:span text:style-name="T2">cp -rf sophon-mw-soc_${xyz}_aarch64/opt/sophon/sophon-ffmpeg_${xyz}/include ${soc-sdk}</text:span></text:p>
      <text:p text:style-name="P6"><text:s text:c="4"/><text:span text:style-name="T2">cp -rf sophon-mw-soc_${xyz}_aarch64/opt/sophon/sophon-opencv_${xyz}/lib ${soc-sdk}</text:span></text:p>
      <text:p text:style-name="P6"><text:s text:c="4"/><text:span text:style-name="T2">cp -rf sophon-mw-soc_${xyz}_aarch64/opt/sophon/sophon-opencv_${xyz}/include ${soc-sdk}</text:span></text:p>
      <text:p text:style-name="P6"><text:soft-page-break/><text:s text:c="4"/><text:span text:style-name="T2">```</text:span></text:p>
      <text:p text:style-name="P8"/>
      <text:p text:style-name="P1">Here, the cross-compilation environment has been set up. Next, you can use the packaged soc-sdk to compile the programs that need to be run on the SoC platform. For more cross-compilation information, please refer to "LIBSOPHON User Manual.pdf".</text:p>
      <text:p text:style-name="P8"/>
      <text:p text:style-name="P1">### 4.2 Cross-compile and install sophon-sail</text:p>
      <text:p text:style-name="P1">If the routine depends on sophon-sail, you need to compile and install sophon-sail, otherwise you can skip this chapter. Sophon-sail needs to be cross-compiled on the x86 host and installed on the SoC platform.</text:p>
      <text:p text:style-name="P8"/>
      <text:p text:style-name="P1">You need to download the compressed package of sophon-sail from [Sophgo official website](https://developer.sophgo.com/site/index/material/28/all.html), named like sophon-sail_x.yztar.gz, xyz Represents the version number.</text:p>
      <text:p text:style-name="P1">1. Unzip and enter the directory</text:p>
      <text:p text:style-name="P8"/>
      <text:p text:style-name="P6"><text:s text:c="4"/><text:span text:style-name="T2">```bash</text:span></text:p>
      <text:p text:style-name="P6"><text:s text:c="4"/><text:span text:style-name="T2">tar zxvf sophon-sail_x.yztar.gz</text:span></text:p>
      <text:p text:style-name="P6"><text:s text:c="4"/><text:span text:style-name="T2">cd sophon-sail</text:span></text:p>
      <text:p text:style-name="P6"><text:s text:c="4"/><text:span text:style-name="T2">```</text:span></text:p>
      <text:p text:style-name="P8"/>
      <text:p text:style-name="P1">2. Create the compilation folder build and enter the build folder</text:p>
      <text:p text:style-name="P8"/>
      <text:p text:style-name="P6"><text:s text:c="4"/><text:span text:style-name="T2">```bash</text:span></text:p>
      <text:p text:style-name="P6"><text:s text:c="4"/><text:span text:style-name="T2">mkdir build &amp;&amp; cd build</text:span></text:p>
      <text:p text:style-name="P6"><text:s text:c="4"/><text:span text:style-name="T2">```</text:span></text:p>
      <text:p text:style-name="P8"/>
      <text:p text:style-name="P1">3. Execute the compilation command</text:p>
      <text:p text:style-name="P8"/>
      <text:p text:style-name="P6"><text:s text:c="4"/><text:span text:style-name="T2">Use the specified python3 and cross-compile to compile SAIL containing bmcv, sophon-ffmpeg, and sophon-opencv. The installation method of python3 can be obtained from the official python documentation, or from [this link](http://219.142 .246.77:65000/sharing/8MlSKnV8x) to download the compiled python3. The python3 path used in this example is `python_3.8.2/bin/python3`, and the dynamic library directory of python3 is `python_3.8.2/lib`.</text:span></text:p>
      <text:p text:style-name="P8"/>
      <text:p text:style-name="P6"><text:s text:c="4"/><text:span text:style-name="T2">Please refer to [4.1 Cross-compilation environment construction] (#41-Cross-compilation environment construction) to obtain the cross-compilation library packages of libsophon, sophon-ffmpeg and sophon-opencv.</text:span></text:p>
      <text:p text:style-name="P8"/>
      <text:p text:style-name="P6"><text:s text:c="4"/><text:span text:style-name="T2">```bash</text:span></text:p>
      <text:p text:style-name="P6"><text:s text:c="4"/><text:span text:style-name="T2"># Please modify the paths of DPYTHON_EXECUTABLE, DCUSTOM_PY_LIBDIR, DLIBSOPHON_BASIC_PATH and DOPENCV_BASIC_PATH according to the actual situation.</text:span></text:p>
      <text:p text:style-name="P6"><text:s text:c="5"/><text:span text:style-name="T2">cmake -DBUILD_TYPE=soc \</text:span></text:p>
      <text:p text:style-name="P6"><text:s text:c="8"/><text:span text:style-name="T2">-DCMAKE_TOOLCHAIN_FILE=../cmake/BM168x_SOC/ToolChain_aarch64_linux.cmake \</text:span></text:p>
      <text:p text:style-name="P6"><text:s text:c="8"/><text:span text:style-name="T2">-DPYTHON_EXECUTABLE=python_3.8.2/bin/python3 \</text:span></text:p>
      <text:p text:style-name="P6"><text:s text:c="8"/><text:span text:style-name="T2">-DCUSTOM_PY_LIBDIR=python_3.8.2/lib \</text:span></text:p>
      <text:p text:style-name="P6"><text:s text:c="8"/><text:span text:style-name="T2">-DLIBSOPHON_BASIC_PATH=libsophon_soc_${xyz}_aarch64/opt/sophon/libsophon-${xyz} \</text:span></text:p>
      <text:p text:style-name="P6"><text:s text:c="8"/><text:span text:style-name="T2">-DFFMPEG_BASIC_PATH=sophon-mw-soc_${xyz}_aarch64/opt/sophon/sophon-ffmpeg_${xyz} \</text:span></text:p>
      <text:p text:style-name="P6"><text:s text:c="8"/><text:span text:style-name="T2">-DOPENCV_BASIC_PATH=sophon-mw-soc_${xyz}_aarch64/opt/sophon/sophon-opencv_${xyz} \</text:span></text:p>
      <text:p text:style-name="P6"><text:s text:c="8"/><text:span text:style-name="T2">..</text:span></text:p>
      <text:p text:style-name="P6"><text:s text:c="4"/><text:span text:style-name="T2">make</text:span></text:p>
      <text:p text:style-name="P6"><text:s text:c="4"/><text:span text:style-name="T2">```</text:span></text:p>
      <text:p text:style-name="P6"><text:s text:c="4"/><text:span text:style-name="T2">Compile parameters:</text:span></text:p>
      <text:p text:style-name="P8"/>
      <text:p text:style-name="P6"><text:s text:c="4"/><text:span text:style-name="T2">* BUILD_TYPE: The type of compilation. There are currently two modes: pcie and soc. pcie is used to compile SAIL packages available on the x86 host. soc means using cross-compilation to compile SAIL packages available on the soc on the x86 host. Default pcie.</text:span></text:p>
      <text:p text:style-name="P8"/>
      <text:p text:style-name="P6"><text:s text:c="4"/><text:span text:style-name="T2">* ONLY_RUNTIME: Whether the compilation result only contains runtime, not bmcv, sophon-ffmpeg, sophon-opencv. If this compilation option is `ON`, the SAIL codec and Bmcv interfaces are not available, and only the inference interface is available. Default `OFF`.</text:span></text:p>
      <text:p text:style-name="P8"/>
      <text:p text:style-name="P6"><text:soft-page-break/><text:s text:c="4"/><text:span text:style-name="T2">* INSTALL_PREFIX: The installation path when executing make install. The default is `/opt/sophon` in pcie mode, which is consistent with the installation path of libsophon. The default is `build_soc` in cross-compilation mode.</text:span></text:p>
      <text:p text:style-name="P8"/>
      <text:p text:style-name="P6"><text:s text:c="4"/><text:span text:style-name="T2">* PYTHON_EXECUTABLE: The path name (path + name) of python3 used for compilation. By default, the default python3 in the current system is used.</text:span></text:p>
      <text:p text:style-name="P8"/>
      <text:p text:style-name="P6"><text:s text:c="4"/><text:span text:style-name="T2">* CUSTOM_PY_LIBDIR: The path to the python3 dynamic library used for compilation (only includes the path). By default, the default python3 dynamic library directory in the current system is used.</text:span></text:p>
      <text:p text:style-name="P8"/>
      <text:p text:style-name="P6"><text:s text:c="4"/><text:span text:style-name="T2">* LIBSOPHON_BASIC_PATH: In cross-compilation mode, the path of libsophon. If the configuration is incorrect, the compilation will fail. This compilation option does not take effect in pcie mode.</text:span></text:p>
      <text:p text:style-name="P8"/>
      <text:p text:style-name="P6"><text:s text:c="4"/><text:span text:style-name="T2">* FFMPEG_BASIC_PATH: In cross-compilation mode, the path of sophon-ffmpeg will fail to compile if the configuration is incorrect and ONLY_RUNTIME is `ON`. This compilation option does not take effect in pcie mode.</text:span></text:p>
      <text:p text:style-name="P8"/>
      <text:p text:style-name="P6"><text:s text:c="4"/><text:span text:style-name="T2">* OPENCV_BASIC_PATH: In cross-compilation mode, the path of sophon-opencv will fail to compile if the configuration is incorrect and ONLY_RUNTIME is `ON`. This compilation option does not take effect in pcie mode.</text:span></text:p>
      <text:p text:style-name="P8"/>
      <text:p text:style-name="P8"/>
      <text:p text:style-name="P1">4. Install the SAIL dynamic library and header files. The compilation results will be installed under `../build_soc`</text:p>
      <text:p text:style-name="P8"/>
      <text:p text:style-name="P6"><text:s text:c="4"/><text:span text:style-name="T2">```bash</text:span></text:p>
      <text:p text:style-name="P6"><text:s text:c="4"/><text:span text:style-name="T2">sudo make install</text:span></text:p>
      <text:p text:style-name="P6"><text:s text:c="4"/><text:span text:style-name="T2">```</text:span></text:p>
      <text:p text:style-name="P6"><text:s text:c="4"/><text:span text:style-name="T2">Copy `sophon-sail` under the `build_soc` folder to the `/opt/sophon` directory of the target SOC, and then return to the compilation machine for subsequent operations.</text:span></text:p>
      <text:p text:style-name="P8"/>
      <text:p text:style-name="P1">5. Package and generate python wheel. The path of the generated wheel package is `python/soc/dist`</text:p>
      <text:p text:style-name="P8"/>
      <text:p text:style-name="P6"><text:s text:c="4"/><text:span text:style-name="T2">```bash</text:span></text:p>
      <text:p text:style-name="P6"><text:s text:c="4"/><text:span text:style-name="T2">cd ../python/soc</text:span></text:p>
      <text:p text:style-name="P6"><text:s text:c="4"/><text:span text:style-name="T2">chmod +x sophon_soc_whl.sh</text:span></text:p>
      <text:p text:style-name="P6"><text:s text:c="4"/><text:span text:style-name="T2">./sophon_soc_whl.sh</text:span></text:p>
      <text:p text:style-name="P6"><text:s text:c="4"/><text:span text:style-name="T2">```</text:span></text:p>
      <text:p text:style-name="P8"/>
      <text:p text:style-name="P1">5. Install python wheel</text:p>
      <text:p text:style-name="P8"/>
      <text:p text:style-name="P6"><text:s text:c="4"/><text:span text:style-name="T2">Copy the generated wheel package to the target SOC, and then execute the following installation command</text:span></text:p>
      <text:p text:style-name="P6"><text:s text:c="4"/><text:span text:style-name="T2">```bash</text:span></text:p>
      <text:p text:style-name="P6"><text:s text:c="4"/><text:span text:style-name="T2"># The file name needs to be modified according to the actual generated wheel package, xyz represents the version number</text:span></text:p>
      <text:p text:style-name="P6"><text:s text:c="4"/><text:span text:style-name="T2">pip3 install sophon_arm-*-py3-none-any.whl --force-reinstall</text:span></text:p>
      <text:p text:style-name="P6"><text:s text:c="4"/><text:span text:style-name="T2">```</text:span></text:p>
      <text:p text:style-name="P8"/>
      <text:p text:style-name="P1">## 5 arm PCIe platform development and operating environment construction</text:p>
      <text:p text:style-name="P1">If you install a PCIe accelerator card on the arm platform, the development environment and operating environment can be unified, and you can build the development and operating environments directly on the host.</text:p>
      <text:p text:style-name="P1">Here are the environment installation methods for Galaxy Kirin v10 machines. For details on other types of machines, please refer to the official website development manual.</text:p>
      <text:p text:style-name="P1">### 5.1 Install libsophon</text:p>
      <text:p text:style-name="P1">Download the libsophon installation package from [Sophgo official website](https://developer.sophgo.com/site/index/material/28/all.html),</text:p>
      <text:p text:style-name="P1">The installation package consists of a file, where "$arch" is the hardware architecture of the current machine. Use the following command to obtain the arch of the current server:</text:p>
      <text:p text:style-name="P1">```</text:p>
      <text:p text:style-name="P1"><text:soft-page-break/>uname -m</text:p>
      <text:p text:style-name="P1">```</text:p>
      <text:p text:style-name="P1">Usually the hardware architecture corresponding to x86_64 machines is x86_64, and the hardware architecture corresponding to arm64 machines is aarch64:</text:p>
      <text:p text:style-name="P1">```</text:p>
      <text:p text:style-name="P1">libsophon_x.y.z_$arch.tar.gz, xyz represents the version number</text:p>
      <text:p text:style-name="P1">```</text:p>
      <text:p text:style-name="P1">It can be installed through the following steps:</text:p>
      <text:p text:style-name="P8"/>
      <text:p text:style-name="P1">**Note: If there is an old version, please refer to the uninstallation steps below to uninstall the old version. **</text:p>
      <text:p text:style-name="P1">```</text:p>
      <text:p text:style-name="P1">tar -xzvf libsophon_${xyz}_aarch64.tar.gz</text:p>
      <text:p text:style-name="P1">sudo cp -r libsophon_${xyz}_aarch64/* /</text:p>
      <text:p text:style-name="P1">sudo ln -s /opt/sophon/libsophon-${xyz} /opt/sophon/libsophon-current</text:p>
      <text:p text:style-name="P1">```</text:p>
      <text:p text:style-name="P1">Next, please set up the driver compilation environment according to the requirements of the Linux distribution you are using, and then do the following:</text:p>
      <text:p text:style-name="P1">```</text:p>
      <text:p text:style-name="P1">sudo ln -s /opt/sophon/driver-${xyz}/$bin /lib/firmware/bm1684x_firmware.bin</text:p>
      <text:p text:style-name="P1">sudo ln -s /opt/sophon/driver-${xyz}/$bin /lib/firmware/bm1684_ddr_firmware.bin</text:p>
      <text:p text:style-name="P1">sudo ln -s /opt/sophon/driver-${xyz}/$bin /lib/firmware/bm1684_tcm_firmware.bin</text:p>
      <text:p text:style-name="P1">cd /opt/sophon/driver-${xyz}</text:p>
      <text:p text:style-name="P1">```</text:p>
      <text:p text:style-name="P1">Here "$bin" is the full name of the bin file with the version number. For the bm1684x board, it is a53lite_pkg.bin. For the bm1684 board, it is such as bm1684_ddr.bin_v3.1.1-63a8614d-220906 and bm1684_tcm.bin_v3.1.1-63a8614d -220906.</text:p>
      <text:p text:style-name="P8"/>
      <text:p text:style-name="P1">After that, you can compile the driver (this does not depend on dkms):</text:p>
      <text:p text:style-name="P1">```</text:p>
      <text:p text:style-name="P1">sudo make SOC_MODE=0 PLATFORM=asic SYNC_API_INT_MODE=1 \</text:p>
      <text:p text:style-name="P6"><text:s text:c="10"/><text:span text:style-name="T2">TARGET_PROJECT=sg_pcie_device FW_SIMPLE=0 \</text:span></text:p>
      <text:p text:style-name="P6"><text:s text:c="10"/><text:span text:style-name="T2">PCIE_MODE_ENABLE_CPU=1</text:span></text:p>
      <text:p text:style-name="P1">sudo cp ./bmsophon.ko /lib/modules/$(uname -r)/kernel/</text:p>
      <text:p text:style-name="P1">sudo depmod</text:p>
      <text:p text:style-name="P1">sudo modprobe bmsophon</text:p>
      <text:p text:style-name="P1">```</text:p>
      <text:p text:style-name="P1">Finally some configuration work:</text:p>
      <text:p text:style-name="P8"/>
      <text:p text:style-name="P1">Add library and executable paths:</text:p>
      <text:p text:style-name="P1">```</text:p>
      <text:p text:style-name="P1">sudo cp /opt/sophon/libsophon-current/data/libsophon.conf /etc/ld.so.conf.d/</text:p>
      <text:p text:style-name="P1">sudo ldconfig</text:p>
      <text:p text:style-name="P1">sudo cp /opt/sophon/libsophon-current/data/libsophon-bin-path.sh /etc/profile.d/</text:p>
      <text:p text:style-name="P1">```</text:p>
      <text:p text:style-name="P1">Execute the following commands in the terminal, or log out and log in as the current user to use bm-smi and other commands:</text:p>
      <text:p text:style-name="P1">```</text:p>
      <text:p text:style-name="P1">source /etc/profile</text:p>
      <text:p text:style-name="P1">```</text:p>
      <text:p text:style-name="P1">Add cmake config file:</text:p>
      <text:p text:style-name="P1">```</text:p>
      <text:p text:style-name="P1">sudo mkdir -p /usr/lib/cmake/libsophon</text:p>
      <text:p text:style-name="P1">sudo cp /opt/sophon/libsophon-current/data/libsophon-config.cmake /usr/lib/cmake/libsophon/</text:p>
      <text:p text:style-name="P1">```</text:p>
      <text:p text:style-name="P1">Uninstall method:</text:p>
      <text:p text:style-name="P1">```</text:p>
      <text:p text:style-name="P1">sudo rm -f /etc/ld.so.conf.d/libsophon.conf</text:p>
      <text:p text:style-name="P1">sudo ldconfig</text:p>
      <text:p text:style-name="P1">sudo rm -f /etc/profile.d/libsophon-bin-path.sh</text:p>
      <text:p text:style-name="P1">sudo rm -rf /usr/lib/cmake/libsophon</text:p>
      <text:p text:style-name="P1">sudo rmmod bmsophon</text:p>
      <text:p text:style-name="P1">sudo rm -f /lib/modules/$(uname -r)/kernel/bmsophon.ko</text:p>
      <text:p text:style-name="P1">sudo depmod</text:p>
      <text:p text:style-name="P1"><text:soft-page-break/>sudo rm -f /lib/firmware/bm1684x_firmware.bin</text:p>
      <text:p text:style-name="P1">sudo rm -f /lib/firmware/bm1684_ddr_firmware.bin</text:p>
      <text:p text:style-name="P1">sudo rm -f /lib/firmware/bm1684_tcm_firmware.bin</text:p>
      <text:p text:style-name="P1">sudo rm -f /opt/sophon/libsophon-current</text:p>
      <text:p text:style-name="P1">sudo rm -rf /opt/sophon/libsophon-0.4.6</text:p>
      <text:p text:style-name="P1">sudo rm -rf /opt/sophon/driver-0.4.6</text:p>
      <text:p text:style-name="P1">```</text:p>
      <text:p text:style-name="P1">For other platform machines, please refer to [libsophon installation tutorial](https://doc.sophgo.com/sdk-docs/v22.12.01/docs_latest_release/docs/libsophon/guide/html/1_install.html).</text:p>
      <text:p text:style-name="P1">For more information about libsophon, please refer to "LIBSOPHON User Manual.pdf"</text:p>
      <text:p text:style-name="P8"/>
      <text:p text:style-name="P1">### 5.2 Install sophon-ffmpeg and sophon-opencv</text:p>
      <text:p text:style-name="P1">Download the sophon-mw installation package from [Sophgo official website](https://developer.sophgo.com/site/index/material/28/all.html),</text:p>
      <text:p text:style-name="P1">The installation package consists of one file:</text:p>
      <text:p text:style-name="P1">```</text:p>
      <text:p text:style-name="P1">sophon-mw_x.y.z_aarch64.tar.gz, xyz represents the version number</text:p>
      <text:p text:style-name="P1">```</text:p>
      <text:p text:style-name="P1">It can be installed through the following steps:</text:p>
      <text:p text:style-name="P8"/>
      <text:p text:style-name="P1">First install the libsophon package according to the "LIBSOPHON User Manual", and then,</text:p>
      <text:p text:style-name="P1">```</text:p>
      <text:p text:style-name="P1">tar -xzvf sophon-mw_${xyz}_aarch64.tar.gz</text:p>
      <text:p text:style-name="P1">sudo cp -r sophon-mw_${xyz}_aarch64/* /</text:p>
      <text:p text:style-name="P1">sudo ln -s /opt/sophon/sophon-ffmpeg_${xyz} /opt/sophon/sophon-ffmpeg-latest</text:p>
      <text:p text:style-name="P1">sudo ln -s /opt/sophon/sophon-opencv_${xyz} /opt/sophon/sophon-opencv-latest</text:p>
      <text:p text:style-name="P1">sudo ln -s /opt/sophon/sophon-sample_${xyz} /opt/sophon/sophon-sample-latest</text:p>
      <text:p text:style-name="P1">sudo sed -i "s/usr\/local/opt\/sophon\/sophon-ffmpeg-latest/g" /opt/sophon/sophon-ffmpeg-latest/lib/pkgconfig/*.pc</text:p>
      <text:p text:style-name="P1">sudo sed -i "s/^prefix=.*$/prefix=\/opt\/sophon\/sophon-opencv-latest/g" /opt/sophon/sophon-opencv-latest/lib/pkgconfig/opencv4.pc</text:p>
      <text:p text:style-name="P1">```</text:p>
      <text:p text:style-name="P1">Finally, **Install bz2 libc6 libgcc dependent libraries** (this part requires selecting the corresponding installation package according to different operating systems, and will not be introduced uniformly here)</text:p>
      <text:p text:style-name="P1">Then some configuration work:</text:p>
      <text:p text:style-name="P8"/>
      <text:p text:style-name="P1">Add library and executable paths:</text:p>
      <text:p text:style-name="P1">```</text:p>
      <text:p text:style-name="P1">sudo cp /opt/sophon/sophon-ffmpeg-latest/data/01_sophon-ffmpeg.conf /etc/ld.so.conf.d/</text:p>
      <text:p text:style-name="P1">sudo cp /opt/sophon/sophon-opencv-latest/data/02_sophon-opencv.conf /etc/ld.so.conf.d/</text:p>
      <text:p text:style-name="P1">sudo ldconfig</text:p>
      <text:p text:style-name="P1">sudo cp /opt/sophon/sophon-ffmpeg-latest/data/sophon-ffmpeg-autoconf.sh /etc/profile.d/</text:p>
      <text:p text:style-name="P1">sudo cp /opt/sophon/sophon-opencv-latest/data/sophon-opencv-autoconf.sh /etc/profile.d/</text:p>
      <text:p text:style-name="P1">sudo cp /opt/sophon/sophon-sample-latest/data/sophon-sample-autoconf.sh /etc/profile.d/</text:p>
      <text:p text:style-name="P1">source /etc/profile</text:p>
      <text:p text:style-name="P1">```</text:p>
      <text:p text:style-name="P1">For other platform machines, please refer to [libsophon installation tutorial](https://doc.sophgo.com/sdk-docs/v22.12.01/docs_latest_release/docs/sophon-mw/manual/html/1_install.html).</text:p>
      <text:p text:style-name="P1">For more information about sophon-mw, please refer to "MULTIMEDIA User Manual.pdf" and "MULTIMEDIA Development Reference Manual.pdf".</text:p>
      <text:p text:style-name="P8"/>
      <text:p text:style-name="P1">### 5.3 Compile and install sophon-sail</text:p>
      <text:p text:style-name="P11">The installation method is the same as [3.3 Compile and install sophon-sail] (#33-Compile and install sophon-sail).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69cm" fo:margin-right="0.8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2T12:22:22.192107004</meta:creation-date>
    <dc:date>2024-01-02T14:59:30.902683604</dc:date>
    <meta:editing-duration>PT6M14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9" meta:paragraph-count="354" meta:word-count="3055" meta:character-count="25039" meta:non-whitespace-character-count="21618"/>
  </office:meta>
</office:document-meta>
</file>